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H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Airdrop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16" table:number-rows-spanned="1">
            <text:p>Crypto Airdrop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79"/>
          <table:covered-table-cell table:style-name="ce81"/>
          <table:covered-table-cell table:style-name="ce81"/>
          <table:table-cell table:style-name="ce30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79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296"/>
          <table:table-cell table:style-name="ce305"/>
          <table:table-cell table:style-name="ce305"/>
          <table:table-cell table:style-name="ce305"/>
          <table:table-cell table:style-name="ce305"/>
          <table:table-cell table:style-name="ce305"/>
          <table:table-cell table:style-name="ce30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315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acquir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122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1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122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28600.0" office:value-type="float"/>
          <table:table-cell table:style-name="acquired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2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2.00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143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1.0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1.00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11297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0.79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79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28600.0" office:value-type="float"/>
          <table:table-cell table:style-name="acquired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2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2.00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143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1.00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1.00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11297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3: 0.79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79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56800.0" office:value-type="float"/>
          <table:table-cell table:style-name="acquired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4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4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142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1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56800.0" office:value-type="float"/>
          <table:table-cell table:style-name="acquired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4.00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4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142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1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Hard Fork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69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acquir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1: 0.01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5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04000000 of 5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Mining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Staking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Wage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29T22:56:27.297601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